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12f5df">
      <style:paragraph-properties/>
      <style:text-properties/>
    </style:style>
    <style:style style:family="paragraph" style:name="ac6fe21">
      <style:paragraph-properties/>
      <style:text-properties/>
    </style:style>
  </office:automatic-styles>
  <office:body>
    <office:text>
      <text:p text:style-name="a12f5df"/>
      <text:p text:style-name="ac6fe21">heading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efault-outline-level="1" style:display-name="heading 1" style:family="paragraph" style:name="heading1" style:parent-style-name="default_paragraph_style">
      <style:paragraph-properties/>
      <style:text-properties fo:color="#376092" fo:font-size="14pt" fo:font-weight="bold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1</dc:date>
    <meta:editing-cycles>2</meta:editing-cycles>
    <meta:editing-duration>PT0.008S</meta:editing-duration>
  </office:meta>
</office:document-meta>
</file>